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100">
      <style:table-cell-properties fo:border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http://localhost:8000/assignments.csv" table:filter-name="Text - txt - csv (StarCalc)" table:filter-options="9/59/44,34,76,1,,0,false,false,true,false,false,0,false,true,true" table:last-column-spanned="17" table:last-row-spanned="5"/>
            <text:p>assignment_id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inventory_number</text:p>
          </table:table-cell>
          <table:table-cell office:value-type="string" calcext:value-type="string">
            <text:p>device_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erson_id</text:p>
          </table:table-cell>
          <table:table-cell office:value-type="string" calcext:value-type="string">
            <text:p>personnel_number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department</text:p>
          </table:table-cell>
          <table:table-cell table:style-name="Default" office:value-type="string" calcext:value-type="string">
            <text:p>assigned_at</text:p>
          </table:table-cell>
          <table:table-cell table:style-name="Default" office:value-type="string" calcext:value-type="string">
            <text:p>due_at</text:p>
          </table:table-cell>
          <table:table-cell office:value-type="string" calcext:value-type="string">
            <text:p>returned_at</text:p>
          </table:table-cell>
          <table:table-cell table:style-name="Default" office:value-type="string" calcext:value-type="string">
            <text:p>is_activ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turn_damage_not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N-MON-2001</text:p>
          </table:table-cell>
          <table:table-cell office:value-type="string" calcext:value-type="string">
            <text:p>INV-0003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Gebaude 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IWI-Fakultaet</text:p>
          </table:table-cell>
          <table:table-cell office:value-type="string" calcext:value-type="string">
            <text:p>2026-04-11 10:30:00</text:p>
          </table:table-cell>
          <table:table-cell office:value-type="string" calcext:value-type="string">
            <text:p>2026-05-11 18:00: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rbeitsplatz-Erweiteru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-LAP-1001</text:p>
          </table:table-cell>
          <table:table-cell office:value-type="string" calcext:value-type="string">
            <text:p>INV-000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Gebaude 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0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IWI-Fakultaet</text:p>
          </table:table-cell>
          <table:table-cell office:value-type="string" calcext:value-type="string">
            <text:p>2026-04-08 09:00:00</text:p>
          </table:table-cell>
          <table:table-cell office:value-type="string" calcext:value-type="string">
            <text:p>2026-05-08 18:00: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Projektarbeit Datenanaly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-HS-3001</text:p>
          </table:table-cell>
          <table:table-cell office:value-type="string" calcext:value-type="string">
            <text:p>INV-0004</text:p>
          </table:table-cell>
          <table:table-cell office:value-type="string" calcext:value-type="string">
            <text:p>Festplatte</text:p>
          </table:table-cell>
          <table:table-cell office:value-type="string" calcext:value-type="string">
            <text:p>Gebaude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00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BAUING-Fakultaet</text:p>
          </table:table-cell>
          <table:table-cell office:value-type="string" calcext:value-type="string">
            <text:p>2026-04-03 07:45:00</text:p>
          </table:table-cell>
          <table:table-cell office:value-type="string" calcext:value-type="string">
            <text:p>2026-04-23 18:00: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areneingang Pilot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N-LAP-1002</text:p>
          </table:table-cell>
          <table:table-cell office:value-type="string" calcext:value-type="string">
            <text:p>INV-000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Gebaude 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003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ETEC-Fakultaet</text:p>
          </table:table-cell>
          <table:table-cell office:value-type="string" calcext:value-type="string">
            <text:p>2026-03-01 09:15:00</text:p>
          </table:table-cell>
          <table:table-cell office:value-type="string" calcext:value-type="string">
            <text:p>2026-03-31 18:00:00</text:p>
          </table:table-cell>
          <table:table-cell table:style-name="ce1" office:value-type="string" calcext:value-type="string">
            <text:p>2026-03-29 16:00: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ereits zurueckgegeben</text:p>
          </table:table-cell>
          <table:table-cell/>
        </table:table-row>
      </table:table>
      <table:table table:name="Pivot Table_Sheet1_1" table:style-name="ta1">
        <table:table-column table:style-name="co1" table:default-cell-style-name="Pivot_20_Table_20_Field"/>
        <table:table-column table:style-name="co1" table:default-cell-style-name="ce6"/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7" office:value-type="string" calcext:value-type="string">
            <text:p>Count - assignment_id</text:p>
          </table:table-cell>
        </table:table-row>
        <table:table-row table:style-name="ro1">
          <table:table-cell table:style-name="ce3" office:value-type="string" calcext:value-type="string">
            <text:p>Gebaude 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Gebaude H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6" table:buttons="'Pivot Table_Sheet1_1'.A1 'Pivot Table_Sheet1_1'.A3" table:show-filter-button="false" table:drill-down-on-double-click="false">
          <table:source-cell-range table:cell-range-address="Sheet1.A1:Sheet1.Q5"/>
          <table:data-pilot-field table:source-field-name="is_active" table:orientation="page" table:used-hierarchy="0" table:function="auto" loext:ignore-selected-page="true" table:selected-page="True">
            <table:data-pilot-level table:show-empty="false" calcext:repeat-item-labels="false">
              <table:data-pilot-members>
                <table:data-pilot-member table:name="False" table:display="fals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Gebaude E" table:display="true" table:show-details="true"/>
                <table:data-pilot-member table:name="Gebaude F" table:display="true" table:show-details="true"/>
                <table:data-pilot-member table:name="Gebaude 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ssignment_i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9T12:28:20.207113597</meta:creation-date>
    <dc:date>2026-04-19T12:42:29.787970311</dc:date>
    <meta:editing-duration>PT14M10S</meta:editing-duration>
    <meta:editing-cycles>2</meta:editing-cycles>
    <meta:generator>LibreOffice/24.2.7.2$Linux_X86_64 LibreOffice_project/420$Build-2</meta:generator>
    <meta:document-statistic meta:table-count="2" meta:cell-count="88" meta:object-count="0"/>
  </office:meta>
</office:document-meta>
</file>